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66139e" officeooo:paragraph-rsid="0066139e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8bf36d" officeooo:paragraph-rsid="008bf36d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092f360" officeooo:paragraph-rsid="0092f360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0477b94" officeooo:paragraph-rsid="00e6768b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officeooo:rsid="00477b94" officeooo:paragraph-rsid="014d568d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officeooo:rsid="0130ae34" officeooo:paragraph-rsid="0130ae34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79ac1c" officeooo:paragraph-rsid="0079ac1c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117c2ae" officeooo:paragraph-rsid="0117c2ae" style:font-size-asian="15pt" style:font-size-complex="15pt"/>
    </style:style>
    <style:style style:name="P14" style:family="paragraph" style:parent-style-name="Preformatted_20_Text">
      <style:paragraph-properties fo:text-align="center" style:justify-single-word="false"/>
      <style:text-properties fo:font-size="15pt" officeooo:rsid="01632caf" officeooo:paragraph-rsid="01632caf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officeooo:rsid="00477b94" officeooo:paragraph-rsid="00e6768b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fo:font-size="15pt" officeooo:rsid="00477b94" officeooo:paragraph-rsid="017dd4f5" style:font-size-asian="15pt" style:font-size-complex="15pt"/>
    </style:style>
    <style:style style:name="P17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18" style:family="paragraph" style:parent-style-name="Preformatted_20_Text">
      <style:paragraph-properties fo:text-align="start" style:justify-single-word="false"/>
      <style:text-properties fo:font-size="15pt" officeooo:rsid="0130ae34" officeooo:paragraph-rsid="0130ae34" style:font-size-asian="15pt" style:font-size-complex="15pt"/>
    </style:style>
    <style:style style:name="P19" style:family="paragraph" style:parent-style-name="Preformatted_20_Text">
      <style:paragraph-properties fo:text-align="start" style:justify-single-word="false"/>
      <style:text-properties fo:font-size="15pt" officeooo:rsid="019807f9" officeooo:paragraph-rsid="019807f9" style:font-size-asian="15pt" style:font-size-complex="15pt"/>
    </style:style>
    <style:style style:name="P20" style:family="paragraph" style:parent-style-name="Preformatted_20_Text">
      <style:paragraph-properties fo:text-align="start" style:justify-single-word="false"/>
      <style:text-properties fo:font-size="15pt" officeooo:rsid="01994add" officeooo:paragraph-rsid="01994add" style:font-size-asian="15pt" style:font-size-complex="15pt"/>
    </style:style>
    <style:style style:name="T1" style:family="text">
      <style:text-properties officeooo:rsid="01119871"/>
    </style:style>
    <style:style style:name="T2" style:family="text">
      <style:text-properties officeooo:rsid="016dad3b"/>
    </style:style>
    <style:style style:name="T3" style:family="text">
      <style:text-properties officeooo:rsid="016e2356"/>
    </style:style>
    <style:style style:name="T4" style:family="text">
      <style:text-properties officeooo:rsid="017acd20"/>
    </style:style>
    <style:style style:name="T5" style:family="text">
      <style:text-properties officeooo:rsid="017e7977"/>
    </style:style>
    <style:style style:name="T6" style:family="text">
      <style:text-properties officeooo:rsid="017fd341"/>
    </style:style>
    <style:style style:name="T7" style:family="text">
      <style:text-properties officeooo:rsid="0181b5d9"/>
    </style:style>
    <style:style style:name="T8" style:family="text">
      <style:text-properties officeooo:rsid="018534e2"/>
    </style:style>
    <style:style style:name="T9" style:family="text">
      <style:text-properties officeooo:rsid="0187ff5f"/>
    </style:style>
    <style:style style:name="T10" style:family="text">
      <style:text-properties officeooo:rsid="018d82ea"/>
    </style:style>
    <style:style style:name="T11" style:family="text">
      <style:text-properties officeooo:rsid="01901b1d"/>
    </style:style>
    <style:style style:name="T12" style:family="text">
      <style:text-properties officeooo:rsid="01949c7a"/>
    </style:style>
    <style:style style:name="T13" style:family="text">
      <style:text-properties officeooo:rsid="019571c6"/>
    </style:style>
    <style:style style:name="T14" style:family="text">
      <style:text-properties officeooo:rsid="0195acf5"/>
    </style:style>
    <style:style style:name="T15" style:family="text">
      <style:text-properties officeooo:rsid="0197e25c"/>
    </style:style>
    <style:style style:name="T16" style:family="text">
      <style:text-properties officeooo:rsid="019f2b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1">4</text:span></text:p>
      <text:p text:style-name="P14">PATRON</text:p>
      <text:p text:style-name="P2"/>
      <text:p text:style-name="P9">Problem</text:p>
      <text:p text:style-name="P16"><text:tab/><text:span text:style-name="T2">Osman işe gitmeyi hiç sevmeyen bir adammış. Birgün sabah uyandığında işe hiç gitmek istememiş. Patronunu aramış, ben işe gelmeyecem müdür demiş. Patron da tamam demiş evde dinlen.</text:span></text:p>
      <text:p text:style-name="P16"><text:span text:style-name="T2"><text:tab/>Osman’ın patronu çok anlayışlı bir adammış. O yüzden Osman patronuna yalan söylediği anlaşılırsa çok utanırmış.</text:span></text:p>
      <text:p text:style-name="P6"><text:tab/><text:span text:style-name="T3">Gün içinde Osman’ın acilen markete gitmesi gerekmiş. Aha demiş. Valla olmıcak. Düşünmüş, taşınmış, kimi zaman da kaşınmış. Osman’ın patronu sadece iki lokasyonda bulunurmuş: evi ve işi. Evinden işine ve işinden evine giderken kullandığı yol gidebileceği diğer yollardan uzun olmazmış. Osman, patronun kullanabileceği tüm yollardan uzak durması gerektiğini farketmiş.(Mr. Obvious)</text:span></text:p>
      <text:p text:style-name="P6"><text:tab/><text:span text:style-name="T4">Sizden istenilen şehrin bütün yolları, Osman’ın patronunun evi, işi, Osman’ın evi ve marketin lokasyonu verildiğinde; Osman’ın patronuna rastlama olasılığını sıfırlayarak en az kaç dakikada markete gidebileceğini bulmanız.</text:span></text:p>
      <text:p text:style-name="P7"/>
      <text:p text:style-name="P12">Input</text:p>
      <text:p text:style-name="P2"><text:tab/><text:span text:style-name="T5">Input birden fazla testten oluşacaktır.</text:span></text:p>
      <text:p text:style-name="P2"><text:tab/><text:span text:style-name="T6">Her testin ilk satırı 6 adet sayıdan oluşur(M Y PE OF OE MA)</text:span></text:p>
      <text:p text:style-name="P2"><text:tab/><text:span text:style-name="T6">M: Şehirdeki yer sayısı (0 &lt; M &lt;= 100)</text:span></text:p>
      <text:p text:style-name="P2"><text:tab/><text:span text:style-name="T7">Y: Şehirdeki yol sayısı (0 &lt;= R &lt;= 4950)</text:span></text:p>
      <text:p text:style-name="P2"><text:tab/><text:span text:style-name="T8">PE: Patronun evi (0 &lt; PE &lt;= M)</text:span></text:p>
      <text:p text:style-name="P2"><text:tab/><text:span text:style-name="T9">OF: Ofisin yeri (0 &lt; OF &lt;= M)</text:span></text:p>
      <text:p text:style-name="P2"><text:tab/><text:span text:style-name="T10">OE: Osman’ın evinin yeri (0 &lt; OE &lt;= M)</text:span></text:p>
      <text:p text:style-name="P2"><text:tab/><text:span text:style-name="T11">MA: Marketin yeri (0 &lt; MA &lt;=M)</text:span></text:p>
      <text:p text:style-name="P2"/>
      <text:p text:style-name="P2"><text:tab/><text:span text:style-name="T12">Sonraki Y satırda şehrin tanımı verilir. Her satır a,b ve c sayılarından oluşur. Her satır a yeri ile b yeri arasında c dakikada geçilebilecek bir yol olduğunu belirtir. Yollar çift yönlüdür.</text:span></text:p>
      <text:p text:style-name="P2"><text:tab/><text:span text:style-name="T13">İki farklı yerin maksimum bir yolla bağlandığını varsayabilirsiniz.</text:span></text:p>
      <text:p text:style-name="P2"><text:soft-page-break/><text:tab/><text:span text:style-name="T13">Inputun sonu M Y PE OF OE MA değerleri için 0 0 0 0 0 0 verilmesiyle belli edilir.</text:span></text:p>
      <text:p text:style-name="P2"/>
      <text:p text:style-name="P13">Output</text:p>
      <text:p text:style-name="P8"><text:tab/><text:span text:style-name="T14">Her test için Osman’ın evden markete, patronuna rastlama ihtimalini sıfırlayarak, en az kaç dakikada gideceğini ekrana basınız.</text:span></text:p>
      <text:p text:style-name="P8"><text:tab/><text:span text:style-name="T16">Eğer Osman ne yaparsa yapsın patronuna rastlamak zorundaysa, ekrana ‘GG’ basınız.</text:span></text:p>
      <text:p text:style-name="P8"/>
      <text:p text:style-name="P8"/>
      <text:p text:style-name="P10">Örnek Input</text:p>
      <text:p text:style-name="P19">4 3 2 3 1 4</text:p>
      <text:p text:style-name="P19">1 2 4</text:p>
      <text:p text:style-name="P19">2 3 4</text:p>
      <text:p text:style-name="P19">2 4 7</text:p>
      <text:p text:style-name="P19">4 3 2 3 1 4</text:p>
      <text:p text:style-name="P19">1 2 4</text:p>
      <text:p text:style-name="P19">2 3 4</text:p>
      <text:p text:style-name="P19">1 4 10</text:p>
      <text:p text:style-name="P19">0 0 0 0 0 0</text:p>
      <text:p text:style-name="P4"/>
      <text:p text:style-name="P10">Örnek Output</text:p>
      <text:p text:style-name="P20">GG</text:p>
      <text:p text:style-name="P20">10</text:p>
      <text:p text:style-name="P3"/>
      <text:p text:style-name="P11">Time Limit</text:p>
      <text:p text:style-name="P5">C/C++/Java: 1 saniye, Python: 2 sani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00:54:51.832611936</dc:date>
    <meta:editing-duration>PT2H48M41S</meta:editing-duration>
    <meta:editing-cycles>264</meta:editing-cycles>
    <meta:generator>LibreOffice/5.1.4.2$Linux_X86_64 LibreOffice_project/10m0$Build-2</meta:generator>
    <meta:document-statistic meta:table-count="0" meta:image-count="0" meta:object-count="0" meta:page-count="2" meta:paragraph-count="37" meta:word-count="331" meta:character-count="1954" meta:non-whitespace-character-count="1643"/>
  </office:meta>
</office:document-meta>
</file>